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-gradient-name="gradient" draw:fill-hatch-name="hatch"/>
      <style:paragraph-properties fo:margin-left="0.25in" fo:margin-right="0in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2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3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4" style:family="paragraph" style:parent-style-name="Standard">
      <loext:graphic-properties draw:fill-gradient-name="gradient" draw:fill-hatch-name="hatch"/>
      <style:paragraph-properties fo:margin-left="1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5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2972cc" style:font-size-asian="12.3999996185303pt" style:font-size-complex="12.3999996185303pt"/>
    </style:style>
    <style:style style:name="P6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2a30ad" style:font-size-asian="12.3999996185303pt" style:font-size-complex="12.3999996185303pt"/>
    </style:style>
    <style:style style:name="P7" style:family="paragraph" style:parent-style-name="Standard" style:master-page-name="">
      <loext:graphic-properties draw:fill-gradient-name="gradient" draw:fill-hatch-name="hatch"/>
      <style:paragraph-properties fo:margin-left="0.25in" fo:margin-right="0in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8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9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0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1b769a" style:font-size-asian="12.3999996185303pt" style:font-size-complex="12.3999996185303pt"/>
    </style:style>
    <style:style style:name="P11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2ce9fc" style:font-size-asian="12.3999996185303pt" style:font-size-complex="12.3999996185303pt"/>
    </style:style>
    <style:style style:name="P12" style:family="paragraph" style:parent-style-name="Standard">
      <loext:graphic-properties draw:fill-gradient-name="gradient" draw:fill-hatch-name="hatch"/>
      <style:paragraph-properties fo:margin-left="0.25in" fo:margin-right="0in" fo:line-height="100%" fo:text-indent="0in" style:auto-text-indent="false">
        <style:tab-stops/>
      </style:paragraph-properties>
      <style:text-properties style:font-name="Verdana" fo:font-size="12.3999996185303pt" officeooo:rsid="000a45db" officeooo:paragraph-rsid="002ce9fc" style:font-size-asian="12.3999996185303pt" style:font-size-complex="12.3999996185303pt"/>
    </style:style>
    <style:style style:name="P13" style:family="paragraph" style:parent-style-name="Standard">
      <loext:graphic-properties draw:fill-gradient-name="gradient" draw:fill-hatch-name="hatch"/>
      <style:paragraph-properties fo:margin-left="0.25in" fo:margin-right="0in" fo:line-height="100%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4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fo:font-weight="normal" officeooo:rsid="001da268" officeooo:paragraph-rsid="00239907" style:font-size-asian="12.3999996185303pt" style:font-weight-asian="normal" style:font-size-complex="12.3999996185303pt" style:font-weight-complex="normal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31df94" officeooo:paragraph-rsid="0031df94" style:font-size-asian="12.3999996185303pt" style:font-size-complex="12.3999996185303pt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31df94" officeooo:paragraph-rsid="0031df94" style:font-size-asian="12.3999996185303pt" style:font-size-complex="12.3999996185303pt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left="1.2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0bc229" style:font-size-asian="12.3999996185303pt" style:font-size-complex="12.3999996185303pt"/>
    </style:style>
    <style:style style:name="P20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21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3a130" style:font-size-asian="12.3999996185303pt" style:font-size-complex="12.3999996185303pt"/>
    </style:style>
    <style:style style:name="P22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1b769a" officeooo:paragraph-rsid="001b769a" style:font-size-asian="12.3999996185303pt" style:font-size-complex="12.3999996185303pt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1b769a" officeooo:paragraph-rsid="002ce9fc" style:font-size-asian="12.3999996185303pt" style:font-size-complex="12.3999996185303pt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0bc229" style:font-size-asian="12.3999996185303pt" style:font-size-complex="12.3999996185303pt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1384b4" style:font-size-asian="12.3999996185303pt" style:font-size-complex="12.3999996185303pt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c2523" officeooo:paragraph-rsid="001384b4" style:font-size-asian="12.3999996185303pt" style:font-size-complex="12.3999996185303pt"/>
    </style:style>
    <style:style style:name="P28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2a30ad" officeooo:paragraph-rsid="002a30ad" style:font-size-asian="12.3999996185303pt" style:font-size-complex="12.3999996185303pt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3c1e65" officeooo:paragraph-rsid="003c1e65" style:font-size-asian="12.3999996185303pt" style:font-size-complex="12.3999996185303pt"/>
    </style:style>
    <style:style style:name="P30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3c1e65" officeooo:paragraph-rsid="003c1e65" style:font-size-asian="12.3999996185303pt" style:font-size-complex="12.3999996185303pt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3dbcfb" officeooo:paragraph-rsid="003dbcfb" style:font-size-asian="12.3999996185303pt" style:font-size-complex="12.3999996185303pt"/>
    </style:style>
    <style:style style:name="P32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3dbcfb" officeooo:paragraph-rsid="003dbcfb" style:font-size-asian="12.3999996185303pt" style:font-size-complex="12.3999996185303pt"/>
    </style:style>
    <style:style style:name="P33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1da268" style:font-size-asian="10.8500003814697pt" style:font-size-complex="12.3999996185303pt"/>
    </style:style>
    <style:style style:name="P34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25607b" style:font-size-asian="10.8500003814697pt" style:font-size-complex="12.3999996185303pt"/>
    </style:style>
    <style:style style:name="T1" style:family="text">
      <style:text-properties style:font-size-asian="12.3999996185303pt"/>
    </style:style>
    <style:style style:name="T2" style:family="text">
      <style:text-properties officeooo:rsid="001da268" style:font-size-asian="12.3999996185303pt"/>
    </style:style>
    <style:style style:name="T3" style:family="text">
      <style:text-properties officeooo:rsid="0026e10a" style:font-size-asian="12.3999996185303pt"/>
    </style:style>
    <style:style style:name="T4" style:family="text">
      <style:text-properties officeooo:rsid="0031df94"/>
    </style:style>
    <style:style style:name="T5" style:family="text">
      <style:text-properties officeooo:rsid="0034b2fc"/>
    </style:style>
    <style:style style:name="T6" style:family="text">
      <style:text-properties officeooo:rsid="003c1e65"/>
    </style:style>
    <style:style style:name="T7" style:family="text">
      <style:text-properties officeooo:rsid="003d1e96"/>
    </style:style>
    <style:style style:name="T8" style:family="text">
      <style:text-properties officeooo:rsid="003e4cb8"/>
    </style:style>
    <style:style style:name="T9" style:family="text">
      <style:text-properties officeooo:rsid="003f5c4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list xml:id="list1206871439" text:style-name="L1">
        <text:list-item>
          <text:p text:style-name="P15">Docs:</text:p>
        </text:list-item>
      </text:list>
      <text:p text:style-name="P22">https://github.com/crytic/slither/wiki/Upgradeability-Checks</text:p>
      <text:p text:style-name="P13"/>
      <text:list xml:id="list161501638150704" text:continue-numbering="true" text:style-name="L1">
        <text:list-item>
          <text:p text:style-name="P15">How to use.</text:p>
        </text:list-item>
      </text:list>
      <text:p text:style-name="P7"/>
      <text:p text:style-name="P8">{</text:p>
      <text:list xml:id="list161501173729670" text:continue-numbering="true" text:style-name="L1">
        <text:list-item>
          <text:p text:style-name="P29">Make sure Slither works.</text:p>
        </text:list-item>
      </text:list>
      <text:p text:style-name="P30">See related manual in another document.</text:p>
      <text:p text:style-name="P9"/>
      <text:list xml:id="list161502014925626" text:continue-numbering="true" text:style-name="L1">
        <text:list-item>
          <text:p text:style-name="P16">Execute the "slither<text:span text:style-name="T6">-check-upgradeability</text:span>-1.bash" script.</text:p>
        </text:list-item>
      </text:list>
      <text:p text:style-name="P21"/>
      <text:list xml:id="list161502308949788" text:continue-numbering="true" text:style-name="L1">
        <text:list-item>
          <text:p text:style-name="P31">If you later develop anothe<text:span text:style-name="T8">r</text:span> version of the upgradea<text:span text:style-name="T9">b</text:span>le contract you will need to provide its name in the command line.</text:p>
        </text:list-item>
      </text:list>
      <text:p text:style-name="P32">See the docs for more info.</text:p>
      <text:p text:style-name="P9"/>
      <text:list xml:id="list161501345113868" text:continue-numbering="true" text:style-name="L1">
        <text:list-item>
          <text:p text:style-name="P17"/>
        </text:list-item>
      </text:list>
      <text:p text:style-name="P9"/>
      <text:p text:style-name="P8">}</text:p>
      <text:p text:style-name="P13"/>
      <text:list xml:id="list161501803175999" text:continue-numbering="true" text:style-name="L1">
        <text:list-item>
          <text:p text:style-name="P23"/>
        </text:list-item>
      </text:list>
      <text:p text:style-name="P10"/>
      <text:list xml:id="list161502126420401" text:continue-numbering="true" text:style-name="L1">
        <text:list-item>
          <text:p text:style-name="P23"/>
        </text:list-item>
      </text:list>
      <text:p text:style-name="P10"/>
      <text:list xml:id="list161501264287243" text:continue-numbering="true" text:style-name="L1">
        <text:list-item>
          <text:p text:style-name="P23"/>
        </text:list-item>
      </text:list>
      <text:p text:style-name="P10"/>
      <text:list xml:id="list161501737506151" text:continue-numbering="true" text:style-name="L1">
        <text:list-item>
          <text:p text:style-name="P23"/>
        </text:list-item>
      </text:list>
      <text:p text:style-name="P10"/>
      <text:list xml:id="list161501225839016" text:continue-numbering="true" text:style-name="L1">
        <text:list-item>
          <text:p text:style-name="P23"/>
        </text:list-item>
      </text:list>
      <text:p text:style-name="P10"/>
      <text:list xml:id="list161502714631798" text:continue-numbering="true" text:style-name="L1">
        <text:list-item>
          <text:p text:style-name="P23"/>
        </text:list-item>
      </text:list>
      <text:p text:style-name="P10"/>
      <text:list xml:id="list161501143526999" text:continue-numbering="true" text:style-name="L1">
        <text:list-item>
          <text:p text:style-name="P23"/>
        </text:list-item>
      </text:list>
      <text:p text:style-name="P10"/>
      <text:list xml:id="list161502455732877" text:continue-numbering="true" text:style-name="L1">
        <text:list-item>
          <text:p text:style-name="P23"/>
        </text:list-item>
      </text:list>
      <text:p text:style-name="P10"/>
      <text:list xml:id="list161502599017727" text:continue-numbering="true" text:style-name="L1">
        <text:list-item>
          <text:p text:style-name="P23"/>
        </text:list-item>
      </text:list>
      <text:p text:style-name="P10"/>
      <text:list xml:id="list161503017100991" text:continue-numbering="true" text:style-name="L1">
        <text:list-item>
          <text:p text:style-name="P23"/>
        </text:list-item>
      </text:list>
      <text:p text:style-name="P1"/>
      <text:p text:style-name="P2">{</text:p>
      <text:list xml:id="list161501163756607" text:continue-numbering="true" text:style-name="L1">
        <text:list-item>
          <text:p text:style-name="P18"/>
        </text:list-item>
      </text:list>
      <text:p text:style-name="P3"/>
      <text:list xml:id="list161501904149199" text:continue-numbering="true" text:style-name="L1">
        <text:list-item>
          <text:p text:style-name="P18"/>
        </text:list-item>
      </text:list>
      <text:p text:style-name="P3"/>
      <text:p text:style-name="P3">{</text:p>
      <text:list xml:id="list161502715114830" text:continue-numbering="true" text:style-name="L1">
        <text:list-item>
          <text:p text:style-name="P19"/>
        </text:list-item>
      </text:list>
      <text:p text:style-name="P4"/>
      <text:list xml:id="list161502320497366" text:continue-numbering="true" text:style-name="L1">
        <text:list-item>
          <text:p text:style-name="P19"/>
        </text:list-item>
      </text:list>
      <text:p text:style-name="P4"/>
      <text:p text:style-name="P3">}</text:p>
      <text:p text:style-name="P3"/>
      <text:list xml:id="list161501786600495" text:continue-numbering="true" text:style-name="L1">
        <text:list-item>
          <text:p text:style-name="P18"/>
        </text:list-item>
      </text:list>
      <text:p text:style-name="P3"/>
      <text:list xml:id="list161501345680057" text:continue-numbering="true" text:style-name="L1">
        <text:list-item>
          <text:p text:style-name="P18"/>
        </text:list-item>
      </text:list>
      <text:p text:style-name="P3"/>
      <text:p text:style-name="P2">}</text:p>
      <text:p text:style-name="P2"/>
      <text:list xml:id="list161500899767570" text:continue-numbering="true" text:style-name="L1">
        <text:list-item>
          <text:p text:style-name="P25"/>
        </text:list-item>
      </text:list>
      <text:p text:style-name="P11"/>
      <text:list xml:id="list161502118790880" text:continue-numbering="true" text:style-name="L1">
        <text:list-item>
          <text:p text:style-name="P24"/>
        </text:list-item>
      </text:list>
      <text:p text:style-name="P11"/>
      <text:list xml:id="list161502766348804" text:continue-numbering="true" text:style-name="L1">
        <text:list-item>
          <text:p text:style-name="P24"/>
        </text:list-item>
      </text:list>
      <text:p text:style-name="P11"/>
      <text:list xml:id="list161502966323573" text:continue-numbering="true" text:style-name="L1">
        <text:list-item>
          <text:p text:style-name="P24"/>
        </text:list-item>
      </text:list>
      <text:p text:style-name="P11"/>
      <text:list xml:id="list161501389612156" text:continue-numbering="true" text:style-name="L1">
        <text:list-item>
          <text:p text:style-name="P24"/>
        </text:list-item>
      </text:list>
      <text:p text:style-name="P11"/>
      <text:list xml:id="list161502615207810" text:continue-numbering="true" text:style-name="L1">
        <text:list-item>
          <text:p text:style-name="P24"/>
        </text:list-item>
      </text:list>
      <text:p text:style-name="P12"/>
      <text:list xml:id="list161501014172733" text:continue-numbering="true" text:style-name="L1">
        <text:list-item>
          <text:p text:style-name="P25"/>
        </text:list-item>
      </text:list>
      <text:p text:style-name="P2"/>
      <text:list xml:id="list161501707035354" text:continue-numbering="true" text:style-name="L1">
        <text:list-item>
          <text:p text:style-name="P26">* <text:span text:style-name="ToDo-0">ToDo-0</text:span> *</text:p>
        </text:list-item>
      </text:list>
      <text:p text:style-name="P5"/>
      <text:list xml:id="list161502483903815" text:continue-numbering="true" text:style-name="L1">
        <text:list-item>
          <text:p text:style-name="P26">* <text:span text:style-name="ToDo-1">ToDo-1</text:span> *</text:p>
        </text:list-item>
      </text:list>
      <text:p text:style-name="P5"/>
      <text:list xml:id="list161501015527982" text:continue-numbering="true" text:style-name="L1">
        <text:list-item>
          <text:p text:style-name="P33"><text:span text:style-name="T1">* </text:span><text:span text:style-name="ToDo-2"><text:span text:style-name="T1">ToDo-</text:span></text:span><text:span text:style-name="ToDo-2"><text:span text:style-name="T2">2</text:span></text:span><text:span text:style-name="T1"> *</text:span></text:p>
        </text:list-item>
      </text:list>
      <text:p text:style-name="P5"/>
      <text:list xml:id="list161502788061109" text:continue-numbering="true" text:style-name="L1">
        <text:list-item>
          <text:p text:style-name="P34"><text:span text:style-name="T1">* </text:span><text:span text:style-name="ToDo-3"><text:span text:style-name="T1">ToDo-</text:span></text:span><text:span text:style-name="ToDo-3"><text:span text:style-name="T3">3</text:span></text:span><text:span text:style-name="T1"> *</text:span></text:p>
        </text:list-item>
      </text:list>
      <text:p text:style-name="P5"/>
      <text:list xml:id="list161502714115590" text:continue-numbering="true" text:style-name="L1">
        <text:list-item>
          <text:p text:style-name="P27">* <text:span text:style-name="Do-Not-Do">Do-Not-Do</text:span> *</text:p>
        </text:list-item>
      </text:list>
      <text:p text:style-name="P5"/>
      <text:list xml:id="list161502920525111" text:continue-numbering="true" text:style-name="L1">
        <text:list-item>
          <text:p text:style-name="P27">* <text:span text:style-name="Done">Done</text:span> *</text:p>
        </text:list-item>
      </text:list>
      <text:p text:style-name="P5"/>
      <text:list xml:id="list161502309913984" text:continue-numbering="true" text:style-name="L1">
        <text:list-item>
          <text:p text:style-name="P26">* <text:span text:style-name="Important">Important</text:span> *</text:p>
        </text:list-item>
      </text:list>
      <text:p text:style-name="P6"/>
      <text:list xml:id="list161502696719511" text:continue-numbering="true" text:style-name="L1">
        <text:list-item>
          <text:p text:style-name="P28"/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oDo-0" style:family="text">
      <style:text-properties loext:padding="0in" loext:border="2.24pt solid #c9211e"/>
    </style:style>
    <style:style style:name="ToDo-1" style:family="text">
      <style:text-properties loext:padding="0in" loext:border="2.24pt solid #b47804"/>
    </style:style>
    <style:style style:name="ToDo-2" style:family="text">
      <style:text-properties loext:padding="0in" loext:border="2.24pt solid #a1467e"/>
    </style:style>
    <style:style style:name="Done" style:family="text">
      <style:text-properties loext:padding="0in" loext:border="2.24pt solid #069a2e"/>
    </style:style>
    <style:style style:name="Important" style:family="text">
      <style:text-properties loext:padding="0in" loext:border="2.24pt solid #acb20c"/>
    </style:style>
    <style:style style:name="ToDo-3" style:family="text">
      <style:text-properties loext:padding="0in" loext:border="2.24pt solid #5983b0"/>
    </style:style>
    <style:style style:name="Do-Not-Do" style:family="text">
      <style:text-properties loext:padding="0in" loext:border="2.24pt solid #80808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07:00:47.973945201</meta:creation-date>
    <dc:date>2024-09-08T16:14:55.546306258</dc:date>
    <meta:editing-duration>PT4H22M57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1" meta:paragraph-count="46" meta:word-count="110" meta:character-count="459" meta:non-whitespace-character-count="407"/>
  </office:meta>
</office:document-meta>
</file>